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73"/>
    <style:style style:name="ce1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16378" table:default-cell-style-name="Default"/>
        <table:table-row table:style-name="ro1">
          <table:table-cell table:style-name="ce5" office:value-type="string" calcext:value-type="string">
            <text:p>TOTAL: </text:p>
          </table:table-cell>
          <table:table-cell table:style-name="ce5" office:value-type="string" calcext:value-type="string">
            <text:p>Hours</text:p>
          </table:table-cell>
          <table:table-cell table:number-columns-repeated="3"/>
          <table:table-cell table:style-name="ce5" office:value-type="string" calcext:value-type="string">
            <text:p>REMAINING:</text:p>
          </table:table-cell>
          <table:table-cell table:style-name="ce5" office:value-type="string" calcext:value-type="string">
            <text:p>Hours</text:p>
          </table:table-cell>
          <table:table-cell table:style-name="ce5" office:value-type="string" calcext:value-type="string">
            <text:p>Days</text:p>
          </table:table-cell>
          <table:table-cell table:number-columns-repeated="3"/>
          <table:table-cell table:style-name="ce5" office:value-type="string" calcext:value-type="string">
            <text:p>Hours</text:p>
          </table:table-cell>
          <table:table-cell table:style-name="ce5" office:value-type="string" calcext:value-type="string">
            <text:p>Days</text:p>
          </table:table-cell>
          <table:table-cell table:number-columns-repeated="16371"/>
        </table:table-row>
        <table:table-row table:style-name="ro1">
          <table:table-cell/>
          <table:table-cell table:style-name="ce1" table:formula="of:=SUM([.G5:.G101])" office:value-type="float" office:value="389.9" calcext:value-type="float">
            <text:p>389.9</text:p>
          </table:table-cell>
          <table:table-cell table:number-columns-repeated="4"/>
          <table:table-cell table:formula="of:=(486-[.B2])" office:value-type="float" office:value="96.1" calcext:value-type="float">
            <text:p>96.1</text:p>
          </table:table-cell>
          <table:table-cell table:formula="of:=([.G2]/8)" office:value-type="float" office:value="12.0125" calcext:value-type="float">
            <text:p>12.0125</text:p>
          </table:table-cell>
          <table:table-cell table:number-columns-repeated="3"/>
          <table:table-cell table:formula="of:=SUM([.L5:.L101])" office:value-type="float" office:value="493.9" calcext:value-type="float">
            <text:p>493.9</text:p>
          </table:table-cell>
          <table:table-cell table:formula="of:=([.L2]/8)" office:value-type="float" office:value="61.7375" calcext:value-type="float">
            <text:p>61.7375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START</text:p>
          </table:table-cell>
          <table:table-cell table:style-name="ce9" office:value-type="string" calcext:value-type="string">
            <text:p>Date</text:p>
          </table:table-cell>
          <table:table-cell table:style-name="ce1" office:value-type="string" calcext:value-type="string">
            <text:p>Schedule</text:p>
          </table:table-cell>
          <table:table-cell table:style-name="ce1" office:value-type="string" calcext:value-type="string">
            <text:p>Time-In</text:p>
          </table:table-cell>
          <table:table-cell table:style-name="ce1" office:value-type="string" calcext:value-type="string">
            <text:p>Time-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DTR</text:p>
          </table:table-cell>
          <table:table-cell table:style-name="ce1" office:value-type="string" calcext:value-type="string">
            <text:p>Orig</text:p>
          </table:table-cell>
          <table:table-cell table:style-name="ce1" office:value-type="string" calcext:value-type="string">
            <text:p>OT Hours</text:p>
          </table:table-cell>
          <table:table-cell table:style-name="ce1" table:number-columns-repeated="16374"/>
        </table:table-row>
        <table:table-row table:style-name="ro1">
          <table:table-cell table:formula="of:=SUM([.G5:.G7])" office:value-type="float" office:value="24" calcext:value-type="float">
            <text:p>24</text:p>
          </table:table-cell>
          <table:table-cell table:style-name="ce1" office:value-type="string" calcext:value-type="string">
            <text:p>FEB</text:p>
          </table:table-cell>
          <table:table-cell table:style-name="ce3" office:value-type="date" office:date-value="2025-02-26" calcext:value-type="date">
            <text:p>2025-02-26</text:p>
          </table:table-cell>
          <table:table-cell office:value-type="string" calcext:value-type="string">
            <text:p>08:00 AM - 05:00 PM -SPM</text:p>
          </table:table-cell>
          <table:table-cell/>
          <table:table-cell table:style-name="ce4" office:value-type="date" office:date-value="2025-02-26T17:33:54" calcext:value-type="date">
            <text:p>2025-02-26 17:33: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+4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2-27" calcext:value-type="date">
            <text:p>2025-02-2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2-27T07:49:44" calcext:value-type="date">
            <text:p>2025-02-27 07:49:44</text:p>
          </table:table-cell>
          <table:table-cell table:style-name="ce4" office:value-type="date" office:date-value="2025-02-27T17:09:04" calcext:value-type="date">
            <text:p>2025-02-27 17:09:0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2-28" calcext:value-type="date">
            <text:p>2025-02-2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2-28T07:54:47" calcext:value-type="date">
            <text:p>2025-02-28 07:54:47</text:p>
          </table:table-cell>
          <table:table-cell table:style-name="ce4" office:value-type="date" office:date-value="2025-02-28T17:22:47" calcext:value-type="date">
            <text:p>2025-02-28 17:22:4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formula="of:=SUM([.G8:.G38])" office:value-type="float" office:value="154.5" calcext:value-type="float">
            <text:p>154.5</text:p>
          </table:table-cell>
          <table:table-cell table:style-name="ce1" office:value-type="string" calcext:value-type="string">
            <text:p>MARCH</text:p>
          </table:table-cell>
          <table:table-cell table:style-name="ce3" office:value-type="date" office:date-value="2025-03-01" calcext:value-type="date">
            <text:p>2025-03-01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02" calcext:value-type="date">
            <text:p>2025-03-02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03" calcext:value-type="date">
            <text:p>2025-03-0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3T07:49:01" calcext:value-type="date">
            <text:p>2025-03-03 07:49:01</text:p>
          </table:table-cell>
          <table:table-cell table:style-name="ce4" office:value-type="date" office:date-value="2025-03-03T17:02:31" calcext:value-type="date">
            <text:p>2025-03-03 17:02:3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04" calcext:value-type="date">
            <text:p>2025-03-0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4T07:53:12" calcext:value-type="date">
            <text:p>2025-03-04 07:53:12</text:p>
          </table:table-cell>
          <table:table-cell table:style-name="ce4" office:value-type="date" office:date-value="2025-03-04T17:04:26" calcext:value-type="date">
            <text:p>2025-03-04 17:04:2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05" calcext:value-type="date">
            <text:p>2025-03-0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5T07:45:16" calcext:value-type="date">
            <text:p>2025-03-05 07:45: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06" calcext:value-type="date">
            <text:p>2025-03-06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6T07:49:09" calcext:value-type="date">
            <text:p>2025-03-06 07:49:09</text:p>
          </table:table-cell>
          <table:table-cell table:style-name="ce4" office:value-type="date" office:date-value="2025-03-06T17:07:44" calcext:value-type="date">
            <text:p>2025-03-06 17:07:4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07" calcext:value-type="date">
            <text:p>2025-03-0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7T07:52:15" calcext:value-type="date">
            <text:p>2025-03-07 07:52:15</text:p>
          </table:table-cell>
          <table:table-cell table:style-name="ce4" office:value-type="date" office:date-value="2025-03-07T17:08:21" calcext:value-type="date">
            <text:p>2025-03-07 17:08: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08" calcext:value-type="date">
            <text:p>2025-03-08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09" calcext:value-type="date">
            <text:p>2025-03-09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10" calcext:value-type="date">
            <text:p>2025-03-1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0T07:50:41" calcext:value-type="date">
            <text:p>2025-03-10 07:50:41</text:p>
          </table:table-cell>
          <table:table-cell table:style-name="ce4" office:value-type="date" office:date-value="2025-03-10T17:02:25" calcext:value-type="date">
            <text:p>2025-03-10 17:02:2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11" calcext:value-type="date">
            <text:p>2025-03-1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1T07:48:22" calcext:value-type="date">
            <text:p>2025-03-11 07:48: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(+4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12" calcext:value-type="date">
            <text:p>2025-03-12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2T07:43:54" calcext:value-type="date">
            <text:p>2025-03-12 07:43:54</text:p>
          </table:table-cell>
          <table:table-cell table:style-name="ce4" office:value-type="date" office:date-value="2025-03-12T17:06:13" calcext:value-type="date">
            <text:p>2025-03-12 17:06:1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13" calcext:value-type="date">
            <text:p>2025-03-1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3T07:49:32" calcext:value-type="date">
            <text:p>2025-03-13 07:49:32</text:p>
          </table:table-cell>
          <table:table-cell table:style-name="ce4" office:value-type="date" office:date-value="2025-03-13T17:18:28" calcext:value-type="date">
            <text:p>2025-03-13 17:18:2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14" calcext:value-type="date">
            <text:p>2025-03-1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4T07:52:41" calcext:value-type="date">
            <text:p>2025-03-14 07:52:41</text:p>
          </table:table-cell>
          <table:table-cell table:style-name="ce4" office:value-type="date" office:date-value="2025-03-14T17:14:31" calcext:value-type="date">
            <text:p>2025-03-14 17:14:3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15" calcext:value-type="date">
            <text:p>2025-03-15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16" calcext:value-type="date">
            <text:p>2025-03-16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17" calcext:value-type="date">
            <text:p>2025-03-1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7T07:56:01" calcext:value-type="date">
            <text:p>2025-03-17 07:56:0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 nagtimeou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18" calcext:value-type="date">
            <text:p>2025-03-1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8T07:45:20" calcext:value-type="date">
            <text:p>2025-03-18 07:45:20</text:p>
          </table:table-cell>
          <table:table-cell table:style-name="ce4" office:value-type="date" office:date-value="2025-03-18T15:32:10" calcext:value-type="date">
            <text:p>2025-03-18 15:32:10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Semi halfday</text:p>
          </table:table-cell>
          <table:table-cell table:number-columns-repeated="3"/>
          <table:table-cell office:value-type="float" office:value="6.55" calcext:value-type="float">
            <text:p>6.5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19" calcext:value-type="date">
            <text:p>2025-03-19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9T07:38:46" calcext:value-type="date">
            <text:p>2025-03-19 07:38:46</text:p>
          </table:table-cell>
          <table:table-cell table:style-name="ce4" office:value-type="date" office:date-value="2025-03-19T17:08:33" calcext:value-type="date">
            <text:p>2025-03-19 17:08:3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20" calcext:value-type="date">
            <text:p>2025-03-2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0T07:47:10" calcext:value-type="date">
            <text:p>2025-03-20 07:47:10</text:p>
          </table:table-cell>
          <table:table-cell table:style-name="ce4" office:value-type="date" office:date-value="2025-03-20T17:08:10" calcext:value-type="date">
            <text:p>2025-03-20 17:08: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21" calcext:value-type="date">
            <text:p>2025-03-2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1T07:56:03" calcext:value-type="date">
            <text:p>2025-03-21 07:56:03</text:p>
          </table:table-cell>
          <table:table-cell table:style-name="ce4" office:value-type="date" office:date-value="2025-03-21T17:52:37" calcext:value-type="date">
            <text:p>2025-03-21 17:52:3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22" calcext:value-type="date">
            <text:p>2025-03-2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23" calcext:value-type="date">
            <text:p>2025-03-23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24" calcext:value-type="date">
            <text:p>2025-03-2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4T09:46:00" calcext:value-type="date">
            <text:p>2025-03-24 09:46:00</text:p>
          </table:table-cell>
          <table:table-cell table:style-name="ce4" office:value-type="date" office:date-value="2025-03-24T17:54:10" calcext:value-type="date">
            <text:p>2025-03-24 17:54: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 nagtimein</text:p>
          </table:table-cell>
          <table:table-cell office:value-type="float" office:value="6.2333" calcext:value-type="float">
            <text:p>6.2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25" calcext:value-type="date">
            <text:p>2025-03-2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5T07:14:49" calcext:value-type="date">
            <text:p>2025-03-25 07:14:49</text:p>
          </table:table-cell>
          <table:table-cell table:style-name="ce4" office:value-type="date" office:date-value="2025-03-25T17:09:33" calcext:value-type="date">
            <text:p>2025-03-25 17:09:3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26" calcext:value-type="date">
            <text:p>2025-03-26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6T08:03:36" calcext:value-type="date">
            <text:p>2025-03-26 08:03:36</text:p>
          </table:table-cell>
          <table:table-cell table:style-name="ce4" office:value-type="date" office:date-value="2025-03-26T17:14:32" calcext:value-type="date">
            <text:p>2025-03-26 17:14:32</text:p>
          </table:table-cell>
          <table:table-cell office:value-type="float" office:value="7.95" calcext:value-type="float">
            <text:p>7.95</text:p>
          </table:table-cell>
          <table:table-cell office:value-type="string" calcext:value-type="string">
            <text:p>Late timein</text:p>
          </table:table-cell>
          <table:table-cell table:number-columns-repeated="3"/>
          <table:table-cell office:value-type="float" office:value="7.95" calcext:value-type="float">
            <text:p>7.9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27" calcext:value-type="date">
            <text:p>2025-03-2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7T07:56:01" calcext:value-type="date">
            <text:p>2025-03-27 07:56:01</text:p>
          </table:table-cell>
          <table:table-cell table:style-name="ce4" office:value-type="date" office:date-value="2025-03-27T17:11:20" calcext:value-type="date">
            <text:p>2025-03-27 17:11:2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28" calcext:value-type="date">
            <text:p>2025-03-2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8T07:31:31" calcext:value-type="date">
            <text:p>2025-03-28 07:31:31</text:p>
          </table:table-cell>
          <table:table-cell table:style-name="ce4" office:value-type="date" office:date-value="2025-03-28T17:04:01" calcext:value-type="date">
            <text:p>2025-03-28 17:04:0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29" calcext:value-type="date">
            <text:p>2025-03-29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30" calcext:value-type="date">
            <text:p>2025-03-30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3-31" calcext:value-type="date">
            <text:p>2025-03-3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31T07:47:26" calcext:value-type="date">
            <text:p>2025-03-31 07:47:26</text:p>
          </table:table-cell>
          <table:table-cell table:style-name="ce4" office:value-type="date" office:date-value="2025-03-31T17:42:28" calcext:value-type="date">
            <text:p>2025-03-31 17:42:2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formula="of:=SUM([.G39:.G68])" office:value-type="float" office:value="171.7" calcext:value-type="float">
            <text:p>171.7</text:p>
          </table:table-cell>
          <table:table-cell table:style-name="ce1" office:value-type="string" calcext:value-type="string">
            <text:p>APRIL</text:p>
          </table:table-cell>
          <table:table-cell table:style-name="ce3" office:value-type="date" office:date-value="2025-04-01" calcext:value-type="date">
            <text:p>2025-04-01</text:p>
          </table:table-cell>
          <table:table-cell office:value-type="string" calcext:value-type="string">
            <text:p>08:00 AM - 05:00 PM -SPM</text:p>
          </table:table-cell>
          <table:table-cell table:style-name="ce12" office:value-type="string" calcext:value-type="string">
            <text:p>WORKING HOLIDAY</text:p>
          </table:table-cell>
          <table:table-cell table:style-name="ce10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02" calcext:value-type="date">
            <text:p>2025-04-02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2T07:58:18" calcext:value-type="date">
            <text:p>2025-04-02 07:58:18</text:p>
          </table:table-cell>
          <table:table-cell table:style-name="ce4" office:value-type="date" office:date-value="2025-04-02T17:06:39" calcext:value-type="date">
            <text:p>2025-04-02 17:06:3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03" calcext:value-type="date">
            <text:p>2025-04-0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3T07:31:07" calcext:value-type="date">
            <text:p>2025-04-03 07:31:07</text:p>
          </table:table-cell>
          <table:table-cell table:style-name="ce4" office:value-type="date" office:date-value="2025-04-03T17:09:13" calcext:value-type="date">
            <text:p>2025-04-03 17:09:1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04" calcext:value-type="date">
            <text:p>2025-04-0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4T07:38:39" calcext:value-type="date">
            <text:p>2025-04-04 07:38:39</text:p>
          </table:table-cell>
          <table:table-cell table:style-name="ce4" office:value-type="date" office:date-value="2025-04-04T17:01:44" calcext:value-type="date">
            <text:p>2025-04-04 17:01:4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05" calcext:value-type="date">
            <text:p>2025-04-05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06" calcext:value-type="date">
            <text:p>2025-04-06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07" calcext:value-type="date">
            <text:p>2025-04-0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7T07:35:29" calcext:value-type="date">
            <text:p>2025-04-07 07:35:29</text:p>
          </table:table-cell>
          <table:table-cell table:style-name="ce4" office:value-type="date" office:date-value="2025-04-07T17:25:43" calcext:value-type="date">
            <text:p>2025-04-07 17:25:4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08" calcext:value-type="date">
            <text:p>2025-04-0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8T07:41:43" calcext:value-type="date">
            <text:p>2025-04-08 07:41:43</text:p>
          </table:table-cell>
          <table:table-cell table:style-name="ce4" office:value-type="date" office:date-value="2025-04-08T17:07:03" calcext:value-type="date">
            <text:p>2025-04-08 17:07:0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09" calcext:value-type="date">
            <text:p>2025-04-09</text:p>
          </table:table-cell>
          <table:table-cell office:value-type="string" calcext:value-type="string">
            <text:p>08:00 AM - 05:00 PM -SPM</text:p>
          </table:table-cell>
          <table:table-cell table:style-name="ce12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10" calcext:value-type="date">
            <text:p>2025-04-1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10T07:51:26" calcext:value-type="date">
            <text:p>2025-04-10 07:51:26</text:p>
          </table:table-cell>
          <table:table-cell table:style-name="ce4" office:value-type="date" office:date-value="2025-04-10T17:05:19" calcext:value-type="date">
            <text:p>2025-04-10 17:05: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11" calcext:value-type="date">
            <text:p>2025-04-1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11T07:59:27" calcext:value-type="date">
            <text:p>2025-04-11 07:59:27</text:p>
          </table:table-cell>
          <table:table-cell table:style-name="ce4" office:value-type="date" office:date-value="2025-04-11T17:26:38" calcext:value-type="date">
            <text:p>2025-04-11 17:26:3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12" calcext:value-type="date">
            <text:p>2025-04-1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13" calcext:value-type="date">
            <text:p>2025-04-13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14" calcext:value-type="date">
            <text:p>2025-04-1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14T07:49:38" calcext:value-type="date">
            <text:p>2025-04-14 07:49:38</text:p>
          </table:table-cell>
          <table:table-cell table:style-name="ce4" office:value-type="date" office:date-value="2025-04-14T17:40:59" calcext:value-type="date">
            <text:p>2025-04-14 17:40:5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15" calcext:value-type="date">
            <text:p>2025-04-1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15T07:55:11" calcext:value-type="date">
            <text:p>2025-04-15 07:55:11</text:p>
          </table:table-cell>
          <table:table-cell table:style-name="ce4" office:value-type="date" office:date-value="2025-04-15T17:03:43" calcext:value-type="date">
            <text:p>2025-04-15 17:03:4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16" calcext:value-type="date">
            <text:p>2025-04-16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17" calcext:value-type="date">
            <text:p>2025-04-17</text:p>
          </table:table-cell>
          <table:table-cell office:value-type="string" calcext:value-type="string">
            <text:p>08:00 AM - 05:00 PM -SPM</text:p>
          </table:table-cell>
          <table:table-cell table:style-name="ce12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18" calcext:value-type="date">
            <text:p>2025-04-18</text:p>
          </table:table-cell>
          <table:table-cell office:value-type="string" calcext:value-type="string">
            <text:p>08:00 AM - 05:00 PM -SPM</text:p>
          </table:table-cell>
          <table:table-cell table:style-name="ce12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19" calcext:value-type="date">
            <text:p>2025-04-19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20" calcext:value-type="date">
            <text:p>2025-04-20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21" calcext:value-type="date">
            <text:p>2025-04-2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21T07:51:07" calcext:value-type="date">
            <text:p>2025-04-21 07:51:07</text:p>
          </table:table-cell>
          <table:table-cell table:style-name="ce4" office:value-type="date" office:date-value="2025-04-21T17:01:13" calcext:value-type="date">
            <text:p>2025-04-21 17:01:13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4"/>
          <table:table-cell table:style-name="ce13"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22" calcext:value-type="date">
            <text:p>2025-04-22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22T08:18:10" calcext:value-type="date">
            <text:p>2025-04-22 08:18:10</text:p>
          </table:table-cell>
          <table:table-cell table:style-name="ce4" office:value-type="date" office:date-value="2025-04-22T17:08:30" calcext:value-type="date">
            <text:p>2025-04-22 17:08:3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Late timein</text:p>
          </table:table-cell>
          <table:table-cell table:number-columns-repeated="3"/>
          <table:table-cell office:value-type="float" office:value="7.7" calcext:value-type="float">
            <text:p>7.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23" calcext:value-type="date">
            <text:p>2025-04-2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23T07:40:36" calcext:value-type="date">
            <text:p>2025-04-23 07:40:36</text:p>
          </table:table-cell>
          <table:table-cell table:style-name="ce4" office:value-type="date" office:date-value="2025-04-23T17:16:29" calcext:value-type="date">
            <text:p>2025-04-23 17:16:2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24" calcext:value-type="date">
            <text:p>2025-04-2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24T07:58:08" calcext:value-type="date">
            <text:p>2025-04-24 07:58:08</text:p>
          </table:table-cell>
          <table:table-cell table:style-name="ce4" office:value-type="date" office:date-value="2025-04-24T17:02:17" calcext:value-type="date">
            <text:p>2025-04-24 17:02: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25" calcext:value-type="date">
            <text:p>2025-04-2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25T07:59:13" calcext:value-type="date">
            <text:p>2025-04-25 07:59:1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ALFDA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26" calcext:value-type="date">
            <text:p>2025-04-26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27" calcext:value-type="date">
            <text:p>2025-04-27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28" calcext:value-type="date">
            <text:p>2025-04-2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28T10:48:41" calcext:value-type="date">
            <text:p>2025-04-28 10:48:41</text:p>
          </table:table-cell>
          <table:table-cell table:style-name="ce4" office:value-type="date" office:date-value="2025-04-28T17:00:54" calcext:value-type="date">
            <text:p>2025-04-28 17:00: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RIS ISSUE</text:p>
          </table:table-cell>
          <table:table-cell office:value-type="string" calcext:value-type="string">
            <text:p>5.2~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29" calcext:value-type="date">
            <text:p>2025-04-29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29T07:49:01" calcext:value-type="date">
            <text:p>2025-04-29 07:49:01</text:p>
          </table:table-cell>
          <table:table-cell table:style-name="ce4" office:value-type="date" office:date-value="2025-04-29T17:07:27" calcext:value-type="date">
            <text:p>2025-04-29 17:07:2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4-30" calcext:value-type="date">
            <text:p>2025-04-3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30T07:53:50" calcext:value-type="date">
            <text:p>2025-04-30 07:53:50</text:p>
          </table:table-cell>
          <table:table-cell table:style-name="ce4" office:value-type="date" office:date-value="2025-04-30T17:34:12" calcext:value-type="date">
            <text:p>2025-04-30 17:34: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formula="of:=SUM([.G69:.G99])" office:value-type="float" office:value="39.7" calcext:value-type="float">
            <text:p>39.7</text:p>
          </table:table-cell>
          <table:table-cell table:style-name="ce1" office:value-type="string" calcext:value-type="string">
            <text:p>MAY</text:p>
          </table:table-cell>
          <table:table-cell table:style-name="ce3" office:value-type="date" office:date-value="2025-05-01" calcext:value-type="date">
            <text:p>2025-05-01</text:p>
          </table:table-cell>
          <table:table-cell office:value-type="string" calcext:value-type="string">
            <text:p>08:00 AM - 05:00 PM -SPM</text:p>
          </table:table-cell>
          <table:table-cell table:style-name="ce12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5-02" calcext:value-type="date">
            <text:p>2025-05-0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5-03" calcext:value-type="date">
            <text:p>2025-05-03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date" office:date-value="2025-05-04" calcext:value-type="date">
            <text:p>2025-05-04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date" office:date-value="2025-05-05" calcext:value-type="date">
            <text:p>2025-05-05</text:p>
          </table:table-cell>
          <table:table-cell office:value-type="string" calcext:value-type="string">
            <text:p>09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5-06" calcext:value-type="date">
            <text:p>2025-05-06</text:p>
          </table:table-cell>
          <table:table-cell office:value-type="string" calcext:value-type="string">
            <text:p>09:00 AM - 05:00 PM -SPM</text:p>
          </table:table-cell>
          <table:table-cell table:style-name="ce4" office:value-type="date" office:date-value="2025-05-06T07:52:41" calcext:value-type="date">
            <text:p>2025-05-06 07:52:41</text:p>
          </table:table-cell>
          <table:table-cell table:style-name="ce4" office:value-type="date" office:date-value="2025-05-06T17:10:24" calcext:value-type="date">
            <text:p>2025-05-06 17:10:2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5-07" calcext:value-type="date">
            <text:p>2025-05-07</text:p>
          </table:table-cell>
          <table:table-cell office:value-type="string" calcext:value-type="string">
            <text:p>09:00 AM - 05:00 PM -SPM</text:p>
          </table:table-cell>
          <table:table-cell table:style-name="ce4" office:value-type="date" office:date-value="2025-05-07T08:17:47" calcext:value-type="date">
            <text:p>2025-05-07 08:17:47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4"/>
          <table:table-cell office:value-type="float" office:value="7.7" calcext:value-type="float">
            <text:p>7.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5-08" calcext:value-type="date">
            <text:p>2025-05-08</text:p>
          </table:table-cell>
          <table:table-cell office:value-type="string" calcext:value-type="string">
            <text:p>09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5-09" calcext:value-type="date">
            <text:p>2025-05-09</text:p>
          </table:table-cell>
          <table:table-cell office:value-type="string" calcext:value-type="string">
            <text:p>09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5-10" calcext:value-type="date">
            <text:p>2025-05-10</text:p>
          </table:table-cell>
          <table:table-cell office:value-type="string" calcext:value-type="string">
            <text:p>09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date" office:date-value="2025-05-11" calcext:value-type="date">
            <text:p>2025-05-11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date" office:date-value="2025-05-12" calcext:value-type="date">
            <text:p>2025-05-12</text:p>
          </table:table-cell>
          <table:table-cell office:value-type="string" calcext:value-type="string">
            <text:p>09:00 AM - 05:00 PM -SPM</text:p>
          </table:table-cell>
          <table:table-cell table:style-name="ce12" office:value-type="string" calcext:value-type="string">
            <text:p>NON-WORKING HOLIDA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5-13" calcext:value-type="date">
            <text:p>2025-05-13</text:p>
          </table:table-cell>
          <table:table-cell office:value-type="string" calcext:value-type="string">
            <text:p>09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5-14" calcext:value-type="date">
            <text:p>2025-05-14</text:p>
          </table:table-cell>
          <table:table-cell office:value-type="string" calcext:value-type="string">
            <text:p>09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5-15" calcext:value-type="date">
            <text:p>2025-05-15</text:p>
          </table:table-cell>
          <table:table-cell office:value-type="string" calcext:value-type="string">
            <text:p>09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5-16" calcext:value-type="date">
            <text:p>2025-05-16</text:p>
          </table:table-cell>
          <table:table-cell office:value-type="string" calcext:value-type="string">
            <text:p>09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5-17" calcext:value-type="date">
            <text:p>2025-05-17</text:p>
          </table:table-cell>
          <table:table-cell office:value-type="string" calcext:value-type="string">
            <text:p>09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date" office:date-value="2025-05-18" calcext:value-type="date">
            <text:p>2025-05-18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date" office:date-value="2025-05-19" calcext:value-type="date">
            <text:p>2025-05-19</text:p>
          </table:table-cell>
          <table:table-cell office:value-type="string" calcext:value-type="string">
            <text:p>10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5-20" calcext:value-type="date">
            <text:p>2025-05-20</text:p>
          </table:table-cell>
          <table:table-cell office:value-type="string" calcext:value-type="string">
            <text:p>10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5-21" calcext:value-type="date">
            <text:p>2025-05-21</text:p>
          </table:table-cell>
          <table:table-cell office:value-type="string" calcext:value-type="string">
            <text:p>10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5-22" calcext:value-type="date">
            <text:p>2025-05-22</text:p>
          </table:table-cell>
          <table:table-cell office:value-type="string" calcext:value-type="string">
            <text:p>10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5-23" calcext:value-type="date">
            <text:p>2025-05-23</text:p>
          </table:table-cell>
          <table:table-cell office:value-type="string" calcext:value-type="string">
            <text:p>10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5-24" calcext:value-type="date">
            <text:p>2025-05-24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date" office:date-value="2025-05-25" calcext:value-type="date">
            <text:p>2025-05-25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date" office:date-value="2025-05-26" calcext:value-type="date">
            <text:p>2025-05-26</text:p>
          </table:table-cell>
          <table:table-cell office:value-type="string" calcext:value-type="string">
            <text:p>10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date" office:date-value="2025-05-27" calcext:value-type="date">
            <text:p>2025-05-27</text:p>
          </table:table-cell>
          <table:table-cell office:value-type="string" calcext:value-type="string">
            <text:p>10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END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3" office:value-type="date" office:date-value="2025-05-28" calcext:value-type="date">
            <text:p>2025-05-28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date" office:date-value="2025-05-29" calcext:value-type="date">
            <text:p>2025-05-29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date" office:date-value="2025-05-30" calcext:value-type="date">
            <text:p>2025-05-30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date" office:date-value="2025-05-31" calcext:value-type="date">
            <text:p>2025-05-31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 table:number-rows-repeated="104847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-00-0000</text:date>, <text:time style:data-style-name="N2" text:time-value="10:02:59.7254535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8:20:15.316618743</meta:creation-date>
    <dc:date>2025-05-07T10:21:42.364327089</dc:date>
    <meta:editing-duration>PT3H33M12S</meta:editing-duration>
    <meta:editing-cycles>54</meta:editing-cycles>
    <meta:generator>LibreOffice/24.2.7.2$Linux_X86_64 LibreOffice_project/420$Build-2</meta:generator>
    <meta:document-statistic meta:table-count="1" meta:cell-count="477" meta:object-count="0"/>
  </office:meta>
</office:document-meta>
</file>